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4.32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2.65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71cm" fo:min-width="4.3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0.889cm" svg:x="9.546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826cm" svg:height="2.667cm" svg:x="7.577cm" svg:y="4.683cm">
          <text:p text:style-name="P2">Consume<text:line-break/>resources<text:line-break/>from pe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99cm" svg:y1="3.032cm" svg:x2="9.99cm" svg:y2="4.683cm" draw:start-shape="id1" draw:end-shape="id2" svg:d="M9990 3032v1651" svg:viewBox="0 0 1 1652">
          <text:p/>
        </draw:connector>
        <draw:custom-shape draw:style-name="gr4" draw:text-style-name="P2" xml:id="id3" draw:id="id3" draw:layer="layout" svg:width="6.312cm" svg:height="4.445cm" svg:x="6.834cm" svg:y="9.001cm">
          <text:p text:style-name="P2">Payment <text:line-break/>threshold<text:line-break/>cros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9.99cm" svg:y1="7.35cm" svg:x2="9.99cm" svg:y2="9.001cm" draw:start-shape="id2" draw:end-shape="id3" draw:end-glue-point="4" svg:d="M9990 7350v1651" svg:viewBox="0 0 1 1652">
          <text:p/>
        </draw:connector>
        <draw:custom-shape draw:style-name="gr5" draw:text-style-name="P2" xml:id="id4" draw:id="id4" draw:layer="layout" svg:width="4.826cm" svg:height="2.921cm" svg:x="7.577cm" svg:y="15.416cm">
          <text:p text:style-name="P2">Issue<text:line-break/>cheque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826cm" svg:height="2.921cm" svg:x="7.577cm" svg:y="20.953cm">
          <text:p text:style-name="P2">Send chequ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99cm" svg:y1="13.446cm" svg:x2="9.99cm" svg:y2="15.416cm" draw:start-shape="id3" draw:end-shape="id4" svg:d="M9990 13446v1970" svg:viewBox="0 0 1 1971">
          <text:p/>
        </draw:connector>
        <draw:connector draw:style-name="gr3" draw:text-style-name="P3" draw:layer="layout" draw:type="line" svg:x1="9.99cm" svg:y1="18.337cm" svg:x2="9.99cm" svg:y2="20.953cm" draw:start-shape="id4" draw:end-shape="id5" svg:d="M9990 18337v2616" svg:viewBox="0 0 1 2617">
          <text:p/>
        </draw:connector>
        <draw:connector draw:style-name="gr3" draw:text-style-name="P3" draw:layer="layout" draw:line-skew="-1.523cm" svg:x1="6.834cm" svg:y1="11.224cm" svg:x2="7.577cm" svg:y2="6.016cm" draw:start-shape="id3" draw:start-glue-point="5" draw:end-shape="id2" svg:d="M6834 11224h-2024v-5208h2767" svg:viewBox="0 0 2768 5209">
          <text:p/>
        </draw:connector>
        <draw:connector draw:style-name="gr3" draw:text-style-name="P3" draw:layer="layout" draw:line-skew="2.947cm" svg:x1="12.403cm" svg:y1="22.413cm" svg:x2="12.403cm" svg:y2="6.016cm" draw:start-shape="id5" draw:start-glue-point="1" draw:end-shape="id2" svg:d="M12403 22413h3448v-16397h-3448" svg:viewBox="0 0 3449 16398">
          <text:p/>
        </draw:connector>
        <draw:frame draw:style-name="gr6" draw:text-style-name="P4" draw:layer="layout" svg:width="1.772cm" svg:height="0.962cm" svg:x="10.09cm" svg:y="13.608cm">
          <draw:text-box>
            <text:p><text:span text:style-name="T1">YES</text:span></text:p>
          </draw:text-box>
        </draw:frame>
        <draw:frame draw:style-name="gr7" draw:text-style-name="P4" draw:layer="layout" svg:width="1.455cm" svg:height="0.962cm" svg:x="5.09cm" svg:y="10.208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10:06:23.269247710</meta:creation-date>
    <dc:date>2020-01-23T10:56:16.710118941</dc:date>
    <meta:editing-duration>PT1H40M13S</meta:editing-duration>
    <meta:editing-cycles>4</meta:editing-cycles>
    <meta:generator>LibreOffice/6.3.4.2.0$Linux_X86_64 LibreOffice_project/30$Build-2</meta:generator>
    <meta:document-statistic meta:object-count="13"/>
  </office:meta>
</office:document-meta>
</file>